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8" style:family="paragraph" style:parent-style-name="Prénom_20_NOM">
      <style:text-properties fo:font-weight="normal" style:font-weight-asian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2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ff0000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3"><text:s/><text:user-field-get text:name="personne_qual"/> <text:s/><text:user-field-get text:name="personne_nom"/> <text:s/><text:user-field-get text:name="personne_prenom"/></text:p>
              <text:p text:style-name="P13"><text:s/><text:user-field-get text:name="adresse_numvoie"/> <text:s/><text:user-field-get text:name="adresse_typevoie"/> <text:s/><text:user-field-get text:name="adresse_nomvoie"/></text:p>
              <text:p text:style-name="P13"><text:user-field-get text:name="adresse_compladr"/></text:p>
              <text:p text:style-name="P13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0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0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0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P14">notification_orientstruct_relance3</text:p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9"/>
        <text:p text:style-name="P12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7"/>
        <text:p text:style-name="P6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><text:soft-page-break/></text:p>
        <text:p text:style-name="Prénom_20_NOM">Bernard Heinen</text:p>
        <text:p text:style-name="P8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8">Droits et de l’Allocation</text:p>
        <text:p text:style-name="P8"/>
        <text:p text:style-name="P8"/>
        <text:p text:style-name="P8"/>
        <text:p text:style-name="P8"/>
        <text:p text:style-name="P8"/>
        <text:p text:style-name="P8"/>
        <text:p text:style-name="P11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8-18T11:36:30.01</dc:date>
    <meta:editing-duration>PT01H29M11S</meta:editing-duration>
    <meta:editing-cycles>19</meta:editing-cycles>
    <meta:generator>OpenOffice.org/3.2$Win32 OpenOffice.org_project/320m12$Build-9483</meta:generator>
    <meta:document-statistic meta:table-count="1" meta:image-count="0" meta:object-count="1" meta:page-count="2" meta:paragraph-count="26" meta:word-count="236" meta:character-count="1524"/>
    <dc:creator>jm jm</dc:creator>
  </office:meta>
</office:document-meta>
</file>